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F000000A64EA6526B92AF5A05.png" manifest:media-type="image/png"/>
  <manifest:file-entry manifest:full-path="Pictures/100000000000010B000000DA4874538917647ECF.jpg" manifest:media-type="image/jpeg"/>
  <manifest:file-entry manifest:full-path="Pictures/10000000000000E1000000E103990416AFC2ECEA.png" manifest:media-type="image/png"/>
  <manifest:file-entry manifest:full-path="Pictures/100000000000011D000000B1E2AEBEC7B8525BE1.png" manifest:media-type="image/png"/>
  <manifest:file-entry manifest:full-path="Pictures/10000000000000E1000000E1516C529D3D621378.jpg" manifest:media-type="image/jpeg"/>
  <manifest:file-entry manifest:full-path="Pictures/10000000000000E1000000E13AD6A0BDE7315447.png" manifest:media-type="image/png"/>
  <manifest:file-entry manifest:full-path="Pictures/10000000000000E1000000E1B7DE36857ACA0D11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35cm" fo:min-width="14.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6.95cm" fo:min-width="5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svg:stroke-color="#3465a4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1cm" fo:min-width="0cm"/>
      <style:paragraph-properties style:writing-mode="lr-tb"/>
    </style:style>
    <style:style style:name="gr14" style:family="graphic" style:parent-style-name="standard">
      <style:graphic-properties svg:stroke-color="#3465a4" draw:fill="none" draw:textarea-horizontal-align="justify" draw:textarea-vertical-align="middle" draw:auto-grow-height="false" fo:min-height="2.645cm" fo:min-width="3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1.448cm" fo:min-width="1.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3cm" fo:min-width="0cm"/>
      <style:paragraph-properties style:writing-mode="lr-tb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1.59cm" fo:min-width="2.046cm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1.59cm" fo:min-width="1.7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1cm" fo:min-width="1.90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3.6cm" svg:height="3.552cm" svg:x="2.4cm" svg:y="14.4cm">
          <draw:image xlink:href="Pictures/10000000000000E1000000E13AD6A0BDE7315447.png" xlink:type="simple" xlink:show="embed" xlink:actuate="onLoad" loext:mime-type="image/png">
            <text:p/>
          </draw:image>
        </draw:frame>
        <draw:frame draw:style-name="gr2" draw:text-style-name="P2" draw:layer="layout" svg:width="2.601cm" svg:height="2.384cm" svg:x="2.2cm" svg:y="13.2cm">
          <draw:text-box draw:corner-radius="2.6cm">
            <text:p>Real </text:p>
            <text:p>Thymio </text:p>
          </draw:text-box>
        </draw:frame>
        <draw:custom-shape draw:style-name="gr3" draw:text-style-name="P1" draw:layer="layout" svg:width="14.6cm" svg:height="8.6cm" svg:x="6.8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cm" svg:height="7.2cm" svg:x="7.6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cm" svg:height="7.2cm" svg:x="14.6cm" svg:y="1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795cm" svg:height="0.962cm" svg:x="15.205cm" svg:y="4.788cm">
          <draw:text-box>
            <text:p>HTTP Rest API</text:p>
          </draw:text-box>
        </draw:frame>
        <draw:frame draw:style-name="gr6" draw:text-style-name="P2" draw:layer="layout" svg:width="3.506cm" svg:height="2.384cm" svg:x="8.919cm" svg:y="5.741cm">
          <draw:text-box>
            <text:p>Thymio</text:p>
            <text:p>Controller</text:p>
            <text:p>Javascript</text:p>
          </draw:text-box>
        </draw:frame>
        <draw:frame draw:style-name="gr5" draw:text-style-name="P2" draw:layer="layout" svg:width="10.772cm" svg:height="0.962cm" svg:x="9.256cm" svg:y="9.341cm">
          <draw:text-box>
            <text:p>ThymioHTTP Full Stack WebService</text:p>
          </draw:text-box>
        </draw:frame>
        <draw:frame draw:style-name="gr1" draw:text-style-name="P1" draw:layer="layout" svg:width="3.574cm" svg:height="3.574cm" svg:x="8.6cm" svg:y="1.826cm">
          <draw:image xlink:href="Pictures/10000000000000E1000000E1516C529D3D621378.jpg" xlink:type="simple" xlink:show="embed" xlink:actuate="onLoad" loext:mime-type="image/jpeg">
            <text:p/>
          </draw:image>
        </draw:frame>
        <draw:frame draw:style-name="gr1" draw:text-style-name="P1" draw:layer="layout" svg:width="5.456cm" svg:height="3.388cm" svg:x="14.8cm" svg:y="1.4cm">
          <draw:image xlink:href="Pictures/100000000000011D000000B1E2AEBEC7B8525BE1.png" xlink:type="simple" xlink:show="embed" xlink:actuate="onLoad" loext:mime-type="image/png">
            <text:p/>
          </draw:image>
        </draw:frame>
        <draw:frame draw:style-name="gr1" draw:text-style-name="P1" draw:layer="layout" svg:width="2.8cm" svg:height="2.6cm" svg:x="1.4cm" svg:y="4.8cm">
          <draw:image xlink:href="Pictures/10000000000000E1000000E103990416AFC2ECEA.png" xlink:type="simple" xlink:show="embed" xlink:actuate="onLoad" loext:mime-type="image/png">
            <text:p/>
          </draw:image>
        </draw:frame>
        <draw:frame draw:style-name="gr5" draw:text-style-name="P2" draw:layer="layout" svg:width="5.074cm" svg:height="1.673cm" svg:x="0.926cm" svg:y="2.8cm">
          <draw:text-box>
            <text:p>Thymio Suite 2</text:p>
            <text:p>HUB Application</text:p>
          </draw:text-box>
        </draw:frame>
        <draw:frame draw:style-name="gr1" draw:text-style-name="P1" draw:layer="layout" svg:width="3cm" svg:height="2.449cm" svg:x="9.8cm" svg:y="14.2cm">
          <draw:image xlink:href="Pictures/100000000000010B000000DA4874538917647ECF.jpg" xlink:type="simple" xlink:show="embed" xlink:actuate="onLoad" loext:mime-type="image/jpeg">
            <text:p/>
          </draw:image>
        </draw:frame>
        <draw:frame draw:style-name="gr7" draw:text-style-name="P2" draw:layer="layout" svg:width="3.457cm" svg:height="2.384cm" svg:x="9.343cm" svg:y="12.2cm">
          <draw:text-box>
            <text:p>Thymio </text:p>
            <text:p>Simulation</text:p>
            <text:p/>
          </draw:text-box>
        </draw:frame>
        <draw:frame draw:style-name="gr1" draw:text-style-name="P1" draw:layer="layout" svg:width="2.921cm" svg:height="1.6cm" svg:x="23.479cm" svg:y="1cm">
          <draw:image xlink:href="Pictures/100000000000012F000000A64EA6526B92AF5A05.png" xlink:type="simple" xlink:show="embed" xlink:actuate="onLoad" loext:mime-type="image/png">
            <text:p/>
          </draw:image>
        </draw:frame>
        <draw:frame draw:style-name="gr1" draw:text-style-name="P1" draw:layer="layout" svg:width="2.952cm" svg:height="2.952cm" svg:x="23.048cm" svg:y="9.648cm">
          <draw:image xlink:href="Pictures/10000000000000E1000000E1B7DE36857ACA0D11.png" xlink:type="simple" xlink:show="embed" xlink:actuate="onLoad" loext:mime-type="image/png">
            <text:p/>
          </draw:image>
        </draw:frame>
        <draw:frame draw:style-name="gr8" draw:text-style-name="P2" draw:layer="layout" svg:width="3.961cm" svg:height="1.8cm" svg:x="21.8cm" svg:y="6.6cm">
          <draw:text-box>
            <text:p>HTTP GET</text:p>
            <text:p>HTTP PUT</text:p>
          </draw:text-box>
        </draw:frame>
        <draw:frame draw:style-name="gr9" draw:text-style-name="P2" draw:layer="layout" svg:width="2.06cm" svg:height="1.089cm" svg:x="4.6cm" svg:y="6cm">
          <draw:text-box>
            <text:p>WS://</text:p>
          </draw:text-box>
        </draw:frame>
        <draw:frame draw:style-name="gr10" draw:text-style-name="P2" draw:layer="layout" svg:width="4.337cm" svg:height="3.095cm" svg:x="1.063cm" svg:y="9cm">
          <draw:text-box>
            <text:p>SIMULATION</text:p>
            <text:p>USB</text:p>
            <text:p>WIRELESS</text:p>
            <text:p/>
          </draw:text-box>
        </draw:frame>
        <draw:line draw:style-name="gr11" draw:text-style-name="P1" draw:layer="layout" svg:x1="2.6cm" svg:y1="7.4cm" svg:x2="2.6cm" svg:y2="9cm">
          <text:p/>
        </draw:line>
        <draw:line draw:style-name="gr11" draw:text-style-name="P1" draw:layer="layout" svg:x1="4cm" svg:y1="7cm" svg:x2="8.6cm" svg:y2="7cm">
          <text:p/>
        </draw:line>
        <draw:line draw:style-name="gr11" draw:text-style-name="P1" draw:layer="layout" svg:x1="5cm" svg:y1="9.8cm" svg:x2="9.343cm" svg:y2="12.6cm">
          <text:p/>
        </draw:line>
        <draw:line draw:style-name="gr12" draw:text-style-name="P4" draw:layer="layout" svg:x1="1.2cm" svg:y1="9.8cm" svg:x2="1.2cm" svg:y2="11cm">
          <text:p/>
        </draw:line>
        <draw:frame draw:style-name="gr13" draw:text-style-name="P2" draw:layer="layout" svg:width="3.355cm" svg:height="2.711cm" svg:x="16.4cm" svg:y="6cm">
          <draw:text-box>
            <text:p>Thymio </text:p>
            <text:p>Server</text:p>
            <text:p>Javascript</text:p>
          </draw:text-box>
        </draw:frame>
        <draw:line draw:style-name="gr11" draw:text-style-name="P1" draw:layer="layout" svg:x1="3.4cm" svg:y1="11.6cm" svg:x2="3.6cm" svg:y2="13cm">
          <text:p/>
        </draw:line>
        <draw:custom-shape draw:style-name="gr14" draw:text-style-name="P4" draw:layer="layout" svg:width="4.2cm" svg:height="2.895cm" svg:x="1.2cm" svg:y="8.70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342cm" svg:height="0.962cm" svg:x="2.658cm" svg:y="7.6cm">
          <draw:text-box>
            <text:p>Dashell </text:p>
          </draw:text-box>
        </draw:frame>
        <draw:custom-shape draw:style-name="gr16" draw:text-style-name="P1" draw:layer="layout" svg:width="2.8cm" svg:height="2.4cm" svg:x="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2.497cm" svg:height="2.473cm" svg:x="6.31cm" svg:y="13.327cm">
          <draw:text-box>
            <text:p>Code</text:p>
            <text:p>Aseba</text:p>
          </draw:text-box>
        </draw:frame>
        <draw:line draw:style-name="gr11" draw:text-style-name="P1" draw:layer="layout" svg:x1="22.8cm" svg:y1="2.6cm" svg:x2="19.4cm" svg:y2="6.6cm">
          <text:p/>
        </draw:line>
        <draw:line draw:style-name="gr11" draw:text-style-name="P1" draw:layer="layout" svg:x1="23cm" svg:y1="10.4cm" svg:x2="19.4cm" svg:y2="7.2cm">
          <text:p/>
        </draw:line>
        <draw:custom-shape draw:style-name="gr18" draw:text-style-name="P1" draw:layer="layout" svg:width="3.6cm" svg:height="2.6cm" svg:x="2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2cm" svg:height="2.6cm" svg:x="2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2.735cm" svg:height="1.673cm" svg:x="23.8cm" svg:y="3.4cm">
          <draw:text-box>
            <text:p>Blocs</text:p>
            <text:p>Snap !</text:p>
          </draw:text-box>
        </draw:frame>
        <draw:frame draw:style-name="gr5" draw:text-style-name="P2" draw:layer="layout" svg:width="2.475cm" svg:height="1.673cm" svg:x="23.4cm" svg:y="13.2cm">
          <draw:text-box>
            <text:p>Code</text:p>
            <text:p>Python</text:p>
          </draw:text-box>
        </draw:frame>
        <draw:custom-shape draw:style-name="gr21" draw:text-style-name="P5" draw:layer="layout" svg:width="2.405cm" svg:height="1.35cm" svg:x="12.8cm" svg:y="6.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11cm" svg:height="0.962cm" svg:x="12.49cm" svg:y="7.038cm">
          <draw:text-box>
            <text:p>Socket.io</text:p>
          </draw:text-box>
        </draw:frame>
        <draw:line draw:style-name="gr22" draw:text-style-name="P4" draw:layer="layout" svg:x1="12.8cm" svg:y1="7cm" svg:x2="16cm" svg:y2="7cm">
          <text:p/>
        </draw:line>
        <draw:line draw:style-name="gr22" draw:text-style-name="P4" draw:layer="layout" svg:x1="15.8cm" svg:y1="8cm" svg:x2="12.6cm" svg:y2="8cm">
          <text:p/>
        </draw:lin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3:44:27.611929761</meta:creation-date>
    <meta:editing-duration>PT7M10S</meta:editing-duration>
    <meta:editing-cycles>2</meta:editing-cycles>
    <meta:generator>LibreOffice/6.4.5.2$Linux_X86_64 LibreOffice_project/40$Build-2</meta:generator>
    <dc:title>Blue Curve</dc:title>
    <dc:date>2020-10-05T00:44:12.476965320</dc:date>
    <meta:document-statistic meta:object-count="76"/>
  </office:meta>
</office:document-meta>
</file>